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normal" style:font-weight-asian="normal" style:font-weight-complex="normal"/>
    </style:style>
    <style:style style:name="P4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Dokumentation zu Klasse GameObject:</text:p>
      <text:list xml:id="list1080955014515215021" text:style-name="L2">
        <text:list-item>
          <text:p text:style-name="P4">Attribute: </text:p>
          <text:list>
            <text:list-item>
              <text:p text:style-name="P4">int ID → Objekt-ID siehe Absprache mit anderen Gruppen</text:p>
            </text:list-item>
            <text:list-item>
              <text:p text:style-name="P4">int row → Zeile</text:p>
            </text:list-item>
            <text:list-item>
              <text:p text:style-name="P4">int column → Spalte</text:p>
            </text:list-item>
          </text:list>
        </text:list-item>
      </text:list>
      <text:p text:style-name="Standard"/>
      <text:list xml:id="list34493005" text:continue-numbering="true" text:style-name="L2">
        <text:list-item>
          <text:p text:style-name="P4">GameObject() → Konstruktor: macht bis jetzt noch nix </text:p>
        </text:list-item>
        <text:list-item>
          <text:p text:style-name="P4">void setRow(int row) → Zeile des Objekts setzen</text:p>
        </text:list-item>
        <text:list-item>
          <text:p text:style-name="P4">void setColumn(int column) → Spalte des Objekts setzen</text:p>
        </text:list-item>
        <text:list-item>
          <text:p text:style-name="P4">void setID(int id) → ID setzen</text:p>
        </text:list-item>
        <text:list-item>
          <text:p text:style-name="P4">int getRow() → gibt Zeile des Objekts zurück</text:p>
        </text:list-item>
        <text:list-item>
          <text:p text:style-name="P4">int getColumn(int column) → gibt Spalte des Objekts zurück</text:p>
        </text:list-item>
        <text:list-item>
          <text:p text:style-name="P4">int getID() → gibt ID des Objekts zurück</text:p>
        </text:list-item>
      </text:list>
      <text:p text:style-name="Standard"/>
      <text:p text:style-name="Standard">Dokumentation zu Klasse GameField:</text:p>
      <text:list xml:id="list1323664471220456578" text:style-name="L1">
        <text:list-item>
          <text:p text:style-name="P1">Attribute: </text:p>
          <text:list>
            <text:list-item>
              <text:p text:style-name="P1">int width → ist die Spielfeldbreite (quadratisch, muss ungerade sein, abfangen im Server?)</text:p>
            </text:list-item>
            <text:list-item>
              <text:p text:style-name="P1">GameObject[][] GameObjectMatrix → zweidimensionale Matrix mit den Spielobjekten (entspricht Spielfeld)</text:p>
            </text:list-item>
            <text:list-item>
              <text:p text:style-name="P1">Bomberman[] PlayerMatrix → eindimensionale Matrix mit den Bombermanobjekten</text:p>
            </text:list-item>
          </text:list>
        </text:list-item>
      </text:list>
      <text:p text:style-name="Standard"/>
      <text:list xml:id="list34492262" text:continue-numbering="true" text:style-name="L1">
        <text:list-item>
          <text:p text:style-name="P1">Funktionen:</text:p>
          <text:list>
            <text:list-item>
              <text:p text:style-name="P1">GameField(int width) → Konstruktor: initialisiert width (Breite des Spielfeldes) und ruft dann sofort Funktionen generateObjectMatrix() und generateOkayerMatrix() auf (Erklärung weiter unten)</text:p>
            </text:list-item>
            <text:list-item>
              <text:p text:style-name="P1">void generateObjectMatrix() → iteriert über width² und legt die Ausgangskarte an mit den entsprechenden Objekten (äußerer Ring solidWalls, in den Ecken 3 Felder emptyFields, und restliche destroyableWalls und solidWalls, Achtung: ohne Bomberman)</text:p>
            </text:list-item>
            <text:list-item>
              <text:p text:style-name="P1">void generatePlayerMatrix() → eindimensionale Matrix (2-4 ensprechend Spieleranzahl), hält Bombermanobjekte</text:p>
            </text:list-item>
            <text:list-item>
              <text:p text:style-name="P1">void setObjects(GameObject object, int row, int column) → bietet die Möglichkeit ein bestimmtes Objekt (object) an eine bestimmte Position [row][column] der Matrix zu setzen</text:p>
            </text:list-item>
            <text:list-item>
              <text:p text:style-name="P1">int getWidth() → gibt Spielfeldbreite zurück</text:p>
            </text:list-item>
            <text:list-item>
              <text:p text:style-name="P1">GameObject getObject(int row, int column) → gibt ein Objekt vom Typ GameObject an der Stelle [row][column] der GameObjectMatrix zurück </text:p>
              <text:list>
                <text:list-item>
                  <text:p text:style-name="P2">(Anmerkung: GameObject x = new GameObject();</text:p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header>
                                  <text:p text:style-name="P2">x = getObject(x, y);</text:p>
                                  <text:p text:style-name="P2">x.getID(); → Auslesen der Attribute des Objekts)</text:p>
                                </text:list-header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Bomberman getPlayer(int playerNumber) → gibt Objekt vom Typ Bomberman entsprechend der übergebenen Spielernummer zurück (Zugriff auf Attribute wie oben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1-22T14:08:49.98</meta:creation-date>
    <meta:document-statistic meta:table-count="0" meta:image-count="0" meta:object-count="0" meta:page-count="1" meta:paragraph-count="28" meta:word-count="289" meta:character-count="1968"/>
    <dc:date>2017-01-22T14:30:44.32</dc:date>
    <meta:editing-duration>PT6M3S</meta:editing-duration>
    <meta:editing-cycles>1</meta:editing-cycles>
    <meta:generator>OpenOffice/4.1.3$Win32 OpenOffice.org_project/413m1$Build-9783</meta:generator>
  </office:meta>
</office:document-meta>
</file>